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style:font-name="Comic Sans MS"/>
    </style:style>
    <style:style style:name="P2" style:family="paragraph" style:parent-style-name="Text_20_body">
      <style:text-properties style:font-name="Comic Sans MS" officeooo:paragraph-rsid="00064b6e"/>
    </style:style>
    <style:style style:name="P3" style:family="paragraph" style:parent-style-name="Text_20_body">
      <style:text-properties style:font-name="Comic Sans MS" fo:font-weight="bold" officeooo:rsid="00095b69" officeooo:paragraph-rsid="00095b69" style:font-weight-asian="bold" style:font-weight-complex="bold"/>
    </style:style>
    <style:style style:name="P4" style:family="paragraph" style:parent-style-name="Text_20_body">
      <style:text-properties fo:font-style="italic" officeooo:rsid="000b3a40" officeooo:paragraph-rsid="000b3a40" style:font-style-asian="italic" style:font-style-complex="italic"/>
    </style:style>
    <style:style style:name="P5" style:family="paragraph" style:parent-style-name="Text_20_body">
      <style:text-properties style:font-name="Comic Sans MS" officeooo:rsid="000e15ba" officeooo:paragraph-rsid="000e15b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fedf1" style:font-style-asian="italic" style:font-style-complex="italic"/>
    </style:style>
    <style:style style:name="T3" style:family="text">
      <style:text-properties style:font-name="Comic Sans MS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fedf1" style:font-style-asian="normal" style:font-style-complex="normal"/>
    </style:style>
    <style:style style:name="T6" style:family="text">
      <style:text-properties style:font-name="Comic Sans MS"/>
    </style:style>
    <style:style style:name="T7" style:family="text">
      <style:text-properties style:font-name="Comic Sans MS" fo:font-weight="bold" officeooo:rsid="000e15ba" style:font-weight-asian="bold" style:font-weight-complex="bold"/>
    </style:style>
    <style:style style:name="T8" style:family="text">
      <style:text-properties style:font-name="Comic Sans MS" officeooo:rsid="000fedf1"/>
    </style:style>
    <style:style style:name="T9" style:family="text">
      <style:text-properties officeooo:rsid="000fed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équence III : l'énonciation <text:span text:style-name="T9">(textes)</text:span></text:h>
      <text:h text:style-name="Heading_20_3" text:outline-level="3">Texte 1</text:h>
      <text:p text:style-name="P1">Demain, dès l'aube, à l'heure où blanchit la campagne, <text:line-break/>Je partirai. Vois-tu, je sais que tu m'attends. <text:line-break/>J'irai par la forêt, j'irai par la montagne. <text:line-break/>Je ne puis demeurer loin de toi plus longtemps.<text:line-break/><text:line-break/>Je marcherai les yeux fixés sur mes pensées, <text:line-break/>Sans rien voir au dehors, sans entendre aucun bruit, <text:line-break/>Seul, inconnu, le dos courbé, les mains croisées, <text:line-break/>Triste, et le jour pour moi sera comme la nuit.<text:line-break/><text:line-break/>Je ne regarderai ni l'or du soir qui tombe, <text:line-break/>Ni les voiles au loin descendant vers Harfleur, <text:line-break/>Et quand j'arriverai, je mettrai sur ta tombe <text:line-break/>Un bouquet de houx vert et de bruyère en fleur.</text:p>
      <text:p text:style-name="Text_20_body">« Demain, dès l'aube », <text:span text:style-name="T1">Les Contemplations</text:span>, 1856, Victor Hugo.</text:p>
      <text:h text:style-name="Heading_20_3" text:outline-level="3">Texte 2</text:h>
      <text:p text:style-name="P5">Dans les premiers jours du mois d'octobre 181., le colonel sir Thomas Nevil, Irlandais, officier distingué de l'armée anglaise, descendit avec sa fille à l'hôtel Beauvau, à Marseille, au retour d'un voyage en Italie.</text:p>
      <text:p text:style-name="Text_20_body">Colomba, Prosper Mérimée, 1840.</text:p>
      <text:h text:style-name="Heading_20_3" text:outline-level="3">Texte 3</text:h>
      <text:p text:style-name="P5">En 1815, M. Charles-François-Bienvenu Myriel était évêque de D.</text:p>
      <text:p text:style-name="Text_20_body"><text:span text:style-name="T1">Les Misérables</text:span>, Victor Hugo, 1862.</text:p>
      <text:h text:style-name="Heading_20_3" text:outline-level="3">Texte 4</text:h>
      <text:p text:style-name="P1">HARPAGON.— […] Comment abuser ainsi de ma bonté, et s'introduire exprès chez moi pour me trahir ? pour me jouer un tour de cette nature ?</text:p>
      <text:p text:style-name="P1">VALÈRE.— Monsieur, puisqu'on vous a découvert tout, je ne veux point chercher de détours, et vous nier la chose. […] Non, Monsieur, ce ne sont point vos richesses qui m'ont tenté, ce n'est pas cela qui m'a ébloui, et je proteste de ne prétendre rien à tous vos biens, pourvu que vous me laissiez <text:soft-page-break/>celui que j'ai.</text:p>
      <text:p text:style-name="P1">HARPAGON.— Non ferai [1], de par tous les diables, je ne te le laisserai pas. Mais voyez quelle insolence, de vouloir retenir le vol qu'il m'a fait !</text:p>
      <text:p text:style-name="P1">VALÈRE.— Appelez-vous cela un vol ?</text:p>
      <text:p text:style-name="P1">HARPAGON.— Si je l'appelle un vol ? Un trésor comme celui-là.</text:p>
      <text:p text:style-name="P1">VALÈRE.— C'est un trésor, il est vrai, et le plus précieux que vous ayez sans doute*; mais ce ne sera pas le perdre, que de me le laisser. Je vous le demande à genoux, ce trésor plein de charmes; et pour bien faire, il faut que vous me l'accordiez.</text:p>
      <text:p text:style-name="P1">HARPAGON.— Je n'en ferai rien. Qu'est-ce à dire cela ?</text:p>
      <text:p text:style-name="P1">VALÈRE.— Nous nous sommes promis une foi mutuelle, et avons fait serment de ne nous point abandonner.</text:p>
      <text:p text:style-name="P1">HARPAGON.— Le serment est admirable, et la promesse plaisante ! […] Mais je veux ravoir mon affaire, et que tu me confesses en quel endroit tu me l'as enlevée.</text:p>
      <text:p text:style-name="P1">VALÈRE.— Moi ? je ne l'ai point enlevée, et elle est encore chez vous.</text:p>
      <text:p text:style-name="Text_20_body"><text:span text:style-name="T3">HARPAGON.— </text:span><text:span text:style-name="Emphasis"><text:span text:style-name="T3">à part</text:span></text:span><text:span text:style-name="T3"> - Ô ma chère cassette ! Elle n'est point sortie de ma maison ?</text:span></text:p>
      <text:p text:style-name="P1">VALÈRE.— Non, Monsieur.</text:p>
      <text:p text:style-name="P1">HARPAGON.— Hé, dis-moi donc un peu; tu n'y as point touché ?</text:p>
      <text:p text:style-name="P1">VALÈRE.— Moi, y toucher ? Ah ! vous lui faites tort, aussi bien qu'à moi; et c'est d'une ardeur toute pure et respectueuse, que j'ai brûlé pour elle.</text:p>
      <text:p text:style-name="Text_20_body"><text:span text:style-name="T3">HARPAGON.— </text:span><text:span text:style-name="Emphasis"><text:span text:style-name="T3">à part</text:span></text:span><text:span text:style-name="T3"> - Brûlé pour ma cassette !</text:span></text:p>
      <text:p text:style-name="P1">VALÈRE.— J'aimerais mieux mourir que de lui avoir fait paraître aucune pensée offensante. Elle est trop sage et trop honnête pour cela.</text:p>
      <text:p text:style-name="Text_20_body"><text:span text:style-name="T3">HARPAGON.—</text:span><text:span text:style-name="Emphasis"><text:span text:style-name="T3"> à part</text:span></text:span><text:span text:style-name="T3"> -  Ma cassette trop honnête !</text:span></text:p>
      <text:p text:style-name="P1">[1]. Je n'en ferai rien.</text:p>
      <text:p text:style-name="P4">L'Avare<text:span text:style-name="T4">, Acte V, scène 3, Molière, 1668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3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lkpodar </meta:initial-creator>
    <meta:creation-date>2014-01-19T13:54:57.587526328</meta:creation-date>
    <dc:date>2014-01-19T14:42:16.802219092</dc:date>
    <dc:creator>jlkpodar </dc:creator>
    <meta:editing-duration>PT30S</meta:editing-duration>
    <meta:editing-cycles>1</meta:editing-cycles>
    <meta:generator>LibreOffice/4.1.3.2$Linux_X86_64 LibreOffice_project/410m0$Build-2</meta:generator>
    <meta:document-statistic meta:table-count="0" meta:image-count="0" meta:object-count="0" meta:page-count="2" meta:paragraph-count="30" meta:word-count="538" meta:character-count="2986" meta:non-whitespace-character-count="2466"/>
  </office:meta>
</office:document-meta>
</file>